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7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9" style:family="table-cell" style:parent-style-name="Default" style:data-style-name="N111"/>
    <style:style style:name="ce20" style:family="table-cell" style:parent-style-name="Default" style:data-style-name="N111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318.05mm" svg:height="115.02mm" svg:x="356.5mm" svg:y="128.02mm">
            <draw:object draw:notify-on-update-of-ranges="Sheet1.K38:Sheet1.K47 Sheet1.K51:Sheet1.K60 Sheet1.K62:Sheet1.K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style-name="ce5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style-name="ce5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style-name="ce5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style-name="ce5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0"/>
          <table:covered-table-cell table:style-name="ce12"/>
          <table:covered-table-cell table:number-columns-repeated="3" table:style-name="ce15"/>
          <table:covered-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style-name="ce5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style-name="ce5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style-name="ce5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3826" calcext:value-type="percentage">
            <text:p>38.26%</text:p>
          </table:table-cell>
          <table:table-cell table:style-name="ce5" table:formula="of:=2*(([.I11]*[.H11])/([.I11]+[.H11]))" office:value-type="percentage" office:value="0.495692939335359" calcext:value-type="percentage">
            <text:p>49.57%</text:p>
          </table:table-cell>
          <table:table-cell table:style-name="ce5" table:formula="of:=3*(([.H11]*[.I11])/(2*[.H11]+[.I11]))" office:value-type="percentage" office:value="0.451232882681564" calcext:value-type="percentage">
            <text:p>45.12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1" calcext:value-type="percentage">
            <text:p>66.10%</text:p>
          </table:table-cell>
          <table:table-cell table:style-name="ce5" office:value-type="percentage" office:value="0.5235" calcext:value-type="percentage">
            <text:p>52.35%</text:p>
          </table:table-cell>
          <table:table-cell table:style-name="ce5" table:formula="of:=2*(([.I12]*[.H12])/([.I12]+[.H12]))" office:value-type="percentage" office:value="0.584269311945969" calcext:value-type="percentage">
            <text:p>58.43%</text:p>
          </table:table-cell>
          <table:table-cell table:style-name="ce5" table:formula="of:=3*(([.H12]*[.I12])/(2*[.H12]+[.I12]))" office:value-type="percentage" office:value="0.562503657545381" calcext:value-type="percentage">
            <text:p>56.25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75" calcext:value-type="percentage">
            <text:p>62.75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13]*[.H13])/([.I13]+[.H13]))" office:value-type="percentage" office:value="0.6357890391571" calcext:value-type="percentage">
            <text:p>63.58%</text:p>
          </table:table-cell>
          <table:table-cell table:style-name="ce5" table:formula="of:=3*(([.H13]*[.I13])/(2*[.H13]+[.I13]))" office:value-type="percentage" office:value="0.638600931922287" calcext:value-type="percentage">
            <text:p>63.86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style-name="ce5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style-name="ce5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style-name="ce5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634" calcext:value-type="percentage">
            <text:p>76.34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17]*[.H17])/([.I17]+[.H17]))" office:value-type="percentage" office:value="0.586757157835309" calcext:value-type="percentage">
            <text:p>58.68%</text:p>
          </table:table-cell>
          <table:table-cell table:style-name="ce5" table:formula="of:=3*(([.H17]*[.I17])/(2*[.H17]+[.I17]))" office:value-type="percentage" office:value="0.544741326810762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08" calcext:value-type="percentage">
            <text:p>70.08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8]*[.H18])/([.I18]+[.H18]))" office:value-type="percentage" office:value="0.644923873353363" calcext:value-type="percentage">
            <text:p>64.49%</text:p>
          </table:table-cell>
          <table:table-cell table:style-name="ce5" table:formula="of:=3*(([.H18]*[.I18])/(2*[.H18]+[.I18]))" office:value-type="percentage" office:value="0.628227285006754" calcext:value-type="percentage">
            <text:p>62.82%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32" calcext:value-type="percentage">
            <text:p>66.32%</text:p>
          </table:table-cell>
          <table:table-cell table:style-name="ce5" office:value-type="percentage" office:value="0.6711" calcext:value-type="percentage">
            <text:p>67.11%</text:p>
          </table:table-cell>
          <table:table-cell table:style-name="ce5" table:formula="of:=2*(([.I19]*[.H19])/([.I19]+[.H19]))" office:value-type="percentage" office:value="0.667126613205426" calcext:value-type="percentage">
            <text:p>66.71%</text:p>
          </table:table-cell>
          <table:table-cell table:style-name="ce5" table:formula="of:=3*(([.H19]*[.I19])/(2*[.H19]+[.I19]))" office:value-type="percentage" office:value="0.668445837296621" calcext:value-type="percentage">
            <text:p>66.84%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 table:style-name="ce17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1]*[.H21])/([.I21]+[.H21]))" office:value-type="string" office:string-value="" calcext:value-type="error">
            <text:p>#DIV/0!</text:p>
          </table:table-cell>
          <table:table-cell table:style-name="ce17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2]*[.H22])/([.I22]+[.H22]))" office:value-type="string" office:string-value="" calcext:value-type="error">
            <text:p>#DIV/0!</text:p>
          </table:table-cell>
          <table:table-cell table:style-name="ce17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3]*[.H23])/([.I23]+[.H23]))" office:value-type="string" office:string-value="" calcext:value-type="error">
            <text:p>#DIV/0!</text:p>
          </table:table-cell>
          <table:table-cell table:style-name="ce17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4"/>
          <table:covered-table-cell table:number-columns-repeated="4" table:style-name="ce17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5]*[.H25])/([.I25]+[.H25]))" office:value-type="string" office:string-value="" calcext:value-type="error">
            <text:p>#DIV/0!</text:p>
          </table:table-cell>
          <table:table-cell table:style-name="ce17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6]*[.H26])/([.I26]+[.H26]))" office:value-type="string" office:string-value="" calcext:value-type="error">
            <text:p>#DIV/0!</text:p>
          </table:table-cell>
          <table:table-cell table:style-name="ce17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7]*[.H27])/([.I27]+[.H27]))" office:value-type="string" office:string-value="" calcext:value-type="error">
            <text:p>#DIV/0!</text:p>
          </table:table-cell>
          <table:table-cell table:style-name="ce17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8]*[.H28])/([.I28]+[.H28]))" office:value-type="string" office:string-value="" calcext:value-type="error">
            <text:p>#DIV/0!</text:p>
          </table:table-cell>
          <table:table-cell table:style-name="ce17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9]*[.H29])/([.I29]+[.H29]))" office:value-type="string" office:string-value="" calcext:value-type="error">
            <text:p>#DIV/0!</text:p>
          </table:table-cell>
          <table:table-cell table:style-name="ce17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0]*[.H30])/([.I30]+[.H30]))" office:value-type="string" office:string-value="" calcext:value-type="error">
            <text:p>#DIV/0!</text:p>
          </table:table-cell>
          <table:table-cell table:style-name="ce17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1]*[.H31])/([.I31]+[.H31]))" office:value-type="string" office:string-value="" calcext:value-type="error">
            <text:p>#DIV/0!</text:p>
          </table:table-cell>
          <table:table-cell table:style-name="ce17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2]*[.H32])/([.I32]+[.H32]))" office:value-type="string" office:string-value="" calcext:value-type="error">
            <text:p>#DIV/0!</text:p>
          </table:table-cell>
          <table:table-cell table:style-name="ce17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5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style-name="ce5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style-name="ce5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style-name="ce5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style-name="ce5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style-name="ce19" table:formula="of:=3*(([.H39]*[.I39])/(2*[.H39]+[.I39]))" office:value-type="float" office:value="0.56458749563395" calcext:value-type="float">
            <text:p>0.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style-name="ce19" table:formula="of:=3*(([.H40]*[.I40])/(2*[.H40]+[.I40]))" office:value-type="float" office:value="0.620414141520901" calcext:value-type="float">
            <text:p>0.6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style-name="ce19" table:formula="of:=3*(([.H41]*[.I41])/(2*[.H41]+[.I41]))" office:value-type="float" office:value="0.626433227751098" calcext:value-type="float">
            <text:p>0.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style-name="ce19" table:formula="of:=3*(([.H42]*[.I42])/(2*[.H42]+[.I42]))" office:value-type="float" office:value="0.641397154102331" calcext:value-type="float">
            <text:p>0.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style-name="ce19" table:formula="of:=3*(([.H43]*[.I43])/(2*[.H43]+[.I43]))" office:value-type="float" office:value="0.613771811231216" calcext:value-type="float">
            <text:p>0.6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style-name="ce19" table:formula="of:=3*(([.H44]*[.I44])/(2*[.H44]+[.I44]))" office:value-type="float" office:value="0.601415405777167" calcext:value-type="float">
            <text:p>0.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style-name="ce19" table:formula="of:=3*(([.H45]*[.I45])/(2*[.H45]+[.I45]))" office:value-type="float" office:value="0.597207726526505" calcext:value-type="float">
            <text:p>0.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style-name="ce19" table:formula="of:=3*(([.H46]*[.I46])/(2*[.H46]+[.I46]))" office:value-type="float" office:value="0.598599222636816" calcext:value-type="float">
            <text:p>0.5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style-name="ce19" table:formula="of:=3*(([.H47]*[.I47])/(2*[.H47]+[.I47]))" office:value-type="float" office:value="0.581321292775665" calcext:value-type="float">
            <text:p>0.58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8" office:value-type="percentage" office:value="0.686" calcext:value-type="percentage">
            <text:p>68.60%</text:p>
          </table:table-cell>
          <table:table-cell table:style-name="ce18" office:value-type="percentage" office:value="0.557" calcext:value-type="percentage">
            <text:p>55.70%</text:p>
          </table:table-cell>
          <table:table-cell table:style-name="ce18" table:formula="of:=2*(([.I48]*[.H48])/([.I48]+[.H48]))" office:value-type="percentage" office:value="0.614806114239743" calcext:value-type="percentage">
            <text:p>61.48%</text:p>
          </table:table-cell>
          <table:table-cell table:style-name="ce20" table:formula="of:=3*(([.H48]*[.I48])/(2*[.H48]+[.I48]))" office:value-type="float" office:value="0.594248833592535" calcext:value-type="float">
            <text:p>0.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style-name="ce19" table:formula="of:=3*(([.H49]*[.I49])/(2*[.H49]+[.I49]))" office:value-type="float" office:value="0.635918239951279" calcext:value-type="float">
            <text:p>0.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style-name="ce19" table:formula="of:=3*(([.H50]*[.I50])/(2*[.H50]+[.I50]))" office:value-type="float" office:value="0.620660548545208" calcext:value-type="float">
            <text:p>0.6207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8"/>
          <table:covered-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style-name="ce19" table:formula="of:=3*(([.H52]*[.I52])/(2*[.H52]+[.I52]))" office:value-type="float" office:value="0.471656634560907" calcext:value-type="float">
            <text:p>0.4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style-name="ce19" table:formula="of:=3*(([.H53]*[.I53])/(2*[.H53]+[.I53]))" office:value-type="float" office:value="0.530306795195954" calcext:value-type="float">
            <text:p>0.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style-name="ce19" table:formula="of:=3*(([.H54]*[.I54])/(2*[.H54]+[.I54]))" office:value-type="float" office:value="0.539985562005277" calcext:value-type="float">
            <text:p>0.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style-name="ce19" table:formula="of:=3*(([.H55]*[.I55])/(2*[.H55]+[.I55]))" office:value-type="float" office:value="0.544744378729471" calcext:value-type="float">
            <text:p>0.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style-name="ce19" table:formula="of:=3*(([.H56]*[.I56])/(2*[.H56]+[.I56]))" office:value-type="float" office:value="0.561602143415906" calcext:value-type="float">
            <text:p>0.5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style-name="ce19" table:formula="of:=3*(([.H57]*[.I57])/(2*[.H57]+[.I57]))" office:value-type="float" office:value="0.552194571785789" calcext:value-type="float">
            <text:p>0.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style-name="ce19" table:formula="of:=3*(([.H58]*[.I58])/(2*[.H58]+[.I58]))" office:value-type="float" office:value="0.53383187250996" calcext:value-type="float">
            <text:p>0.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style-name="ce19" table:formula="of:=3*(([.H59]*[.I59])/(2*[.H59]+[.I59]))" office:value-type="float" office:value="0.520111225652433" calcext:value-type="float">
            <text:p>0.5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style-name="ce19" table:formula="of:=3*(([.H60]*[.I60])/(2*[.H60]+[.I60]))" office:value-type="float" office:value="0.550839911866541" calcext:value-type="float">
            <text:p>0.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style-name="ce19" table:formula="of:=3*(([.H61]*[.I61])/(2*[.H61]+[.I61]))" office:value-type="float" office:value="0.522393799559471" calcext:value-type="float">
            <text:p>0.522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8"/>
          <table:covered-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style-name="ce19" table:formula="of:=3*(([.H63]*[.I63])/(2*[.H63]+[.I63]))" office:value-type="float" office:value="0.613441823984422" calcext:value-type="float">
            <text:p>0.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style-name="ce19" table:formula="of:=3*(([.H64]*[.I64])/(2*[.H64]+[.I64]))" office:value-type="float" office:value="0.610976926353906" calcext:value-type="float">
            <text:p>0.6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style-name="ce19" table:formula="of:=3*(([.H65]*[.I65])/(2*[.H65]+[.I65]))" office:value-type="float" office:value="0.608304212648557" calcext:value-type="float">
            <text:p>0.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style-name="ce19" table:formula="of:=3*(([.H66]*[.I66])/(2*[.H66]+[.I66]))" office:value-type="float" office:value="0.61084142394822" calcext:value-type="float">
            <text:p>0.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style-name="ce19" table:formula="of:=3*(([.H67]*[.I67])/(2*[.H67]+[.I67]))" office:value-type="float" office:value="0.608188030327472" calcext:value-type="float">
            <text:p>0.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style-name="ce19" table:formula="of:=3*(([.H68]*[.I68])/(2*[.H68]+[.I68]))" office:value-type="float" office:value="0.591759771879798" calcext:value-type="float">
            <text:p>0.5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style-name="ce19" table:formula="of:=3*(([.H69]*[.I69])/(2*[.H69]+[.I69]))" office:value-type="float" office:value="0.597278784201236" calcext:value-type="float">
            <text:p>0.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style-name="ce19" table:formula="of:=3*(([.H70]*[.I70])/(2*[.H70]+[.I70]))" office:value-type="float" office:value="0.595886779438331" calcext:value-type="float">
            <text:p>0.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style-name="ce19" table:formula="of:=3*(([.H71]*[.I71])/(2*[.H71]+[.I71]))" office:value-type="float" office:value="0.605507427652733" calcext:value-type="float">
            <text:p>0.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style-name="ce19" table:formula="of:=3*(([.H72]*[.I72])/(2*[.H72]+[.I72]))" office:value-type="float" office:value="0.595886779438331" calcext:value-type="float">
            <text:p>0.595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44:42.94296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30T16:33:02.773024042</dc:date>
    <dc:creator>Leon Derczynski</dc:creator>
    <meta:editing-duration>P1DT1H35M10S</meta:editing-duration>
    <meta:editing-cycles>24</meta:editing-cycles>
    <meta:generator>LibreOffice/4.4.6.3$Linux_X86_64 LibreOffice_project/40m0$Build-3</meta:generator>
    <meta:document-statistic meta:table-count="1" meta:cell-count="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minimum="0.45" chart:maximum="0.6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06cm" svg:height="11.503cm" xlink:href=".." xlink:type="simple" chart:class="chart:line" chart:style-name="ch1">
        <chart:legend chart:legend-position="end" svg:x="28.874cm" svg:y="4.954cm" style:legend-expansion="high" chart:style-name="ch2"/>
        <chart:plot-area chart:style-name="ch3" table:cell-range-address="Sheet1.K38:Sheet1.K47 Sheet1.K51:Sheet1.K60 Sheet1.K62:Sheet1.K71" chart:data-source-has-labels="row" svg:x="1.647cm" svg:y="0.23cm" svg:width="26.591cm" svg:height="10.062cm">
          <chartooo:coordinate-region svg:x="2.93cm" svg:y="0.23cm" svg:width="25.121cm" svg:height="9.415cm"/>
          <chart:axis chart:dimension="x" chart:name="primary-x" chart:style-name="ch4">
            <chart:title svg:x="12.067cm" svg:y="10.522cm" chart:style-name="ch5">
              <text:p>Proportion of RCV data used (in tenths)</text:p>
            </chart:title>
          </chart:axis>
          <chart:axis chart:dimension="y" chart:name="primary-y" chart:style-name="ch6">
            <chart:title svg:x="0.451cm" svg:y="5.503cm" chart:style-name="ch7">
              <text:p>F2</text:p>
            </chart:title>
            <chart:grid chart:style-name="ch8" chart:class="major"/>
          </chart:axis>
          <chart:series chart:style-name="ch9" chart:values-cell-range-address="Sheet1.K38:Sheet1.K47" loext:label-string="rcv" chart:class="chart:line">
            <chart:data-point chart:repeated="10"/>
          </chart:series>
          <chart:series chart:style-name="ch10" chart:values-cell-range-address="Sheet1.K51:Sheet1.K60" loext:label-string="rcv_twitter" chart:class="chart:line">
            <chart:data-point chart:repeated="10"/>
          </chart:series>
          <chart:series chart:style-name="ch11" chart:values-cell-range-address="Sheet1.K62:Sheet1.K71" loext:label-string="rcv_rcv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v</text:p>
              </table:table-cell>
              <table:table-cell office:value-type="string">
                <text:p>rcv_twitter</text:p>
              </table:table-cell>
              <table:table-cell office:value-type="string">
                <text:p>rcv_r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38:Sheet1.K47</svg:desc>
                </draw:g>
              </table:table-cell>
              <table:table-cell office:value-type="float" office:value="NaN">
                <text:p>NaN</text:p>
                <draw:g>
                  <svg:desc>Sheet1.K51:Sheet1.K60</svg:desc>
                </draw:g>
              </table:table-cell>
              <table:table-cell office:value-type="float" office:value="NaN">
                <text:p>NaN</text:p>
                <draw:g>
                  <svg:desc>Sheet1.K62:Sheet1.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458749563395">
                <text:p>0.56458749563395</text:p>
              </table:table-cell>
              <table:table-cell office:value-type="float" office:value="0.471656634560907">
                <text:p>0.471656634560907</text:p>
              </table:table-cell>
              <table:table-cell office:value-type="float" office:value="0.613441823984422">
                <text:p>0.613441823984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71811231216">
                <text:p>0.613771811231216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415405777167">
                <text:p>0.601415405777167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